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justify" style:justify-single-word="false"/>
      <style:text-properties style:font-name="Calibri" style:font-name-asian="Calibri1" style:font-name-complex="Calibri1"/>
    </style:style>
    <style:style style:name="P3" style:family="paragraph" style:parent-style-name="Standard" style:master-page-name="Standard">
      <style:paragraph-properties fo:margin-top="0cm" fo:margin-bottom="0cm" loext:contextual-spacing="false" fo:text-align="justify" style:justify-single-word="false" style:page-number="1"/>
      <style:text-properties style:font-name="Calibri" style:font-name-asian="Calibri1" style:font-name-complex="Calibri1"/>
    </style:style>
    <style:style style:name="P4" style:family="paragraph" style:parent-style-name="Standard">
      <style:paragraph-properties fo:margin-top="0cm" fo:margin-bottom="0cm" loext:contextual-spacing="false" fo:text-align="justify" style:justify-single-word="false"/>
      <style:text-properties style:font-name="Calibri" style:font-name-asian="Calibri1" style:font-name-complex="Calibri1"/>
    </style:style>
    <style:style style:name="T1" style:family="text">
      <style:text-properties style:font-name="Calibri" style:font-name-asian="Calibri1" style:font-name-complex="Calibri1"/>
    </style:style>
    <style:style style:name="T2" style:family="text">
      <style:text-properties style:font-name="Calibri" fo:font-size="10.5pt" fo:background-color="#ffffff" loext:char-shading-value="0" style:font-name-asian="Calibri1" style:font-size-asian="10.5pt" style:font-name-complex="Calibri1" style:font-size-complex="10.5pt"/>
    </style:style>
    <style:style style:name="T3" style:family="text">
      <style:text-properties fo:color="#1155cc" style:font-name="Calibri" style:text-underline-style="solid" style:text-underline-width="auto" style:text-underline-color="font-color"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serialu „The end of the f***ing world”</text:p>
      <text:p text:style-name="P2"/>
      <text:p text:style-name="P2">Gray Picture</text:p>
      <text:p text:style-name="P2"/>
      <text:p text:style-name="P2">Pod koniec października zeszłego roku miała miejsce premiera brytyjskiego serialu „The end of the f***ing world”. Jednak o tej produkcji zrobiło się dość głośno dopiero całkiem niedawno, za sprawą premiery na platformie Netfilx. Zachęcona wieloma pozytywnymi opiniami znajomych, postanowiłam obejrzeć i przekonać się czy ten serial faktycznie jest taki dobry.</text:p>
      <text:p text:style-name="P2"/>
      <text:p text:style-name="P2">O czym w ogóle jest „The end of the f***ing world”? Głównymi bohaterami jest dwoje nastolatków, James i Alyssa. Oboje mocno odstają od swoich rówieśników. James podejrzewa, że jest psychopatą. Żeby się ostatecznie o tym przekonać, postanawia zabić człowieka. Na przyszłą ofiarę wybiera właśnie Alyssę. Dziewczyna chodzi z nim do szkoły i cechuje się… w innych krańcach Internetu nazywają to ciętym językiem, ale szczerze mówiąc nazwałbym to zwyczajnym chamstwem. Aby spełnić swój plan James udaje, że zakochał się w Alyssie. Po jakimś czasie, za namową nastolatki, oboje uciekają z domu. Na tym dość absurdalnym pomyśle opiera się fabuła „The end of the f***ing world”.</text:p>
      <text:p text:style-name="P2"/>
      <text:p text:style-name="P2">Jak mam być szczera, to na początku do tego serialu zniechęciły mnie dwie rzeczy. Po pierwsze, długość odcinków. Każdy trwa około 25 minut i jest ich tylko 8, a nie bardzo wierzyłam, że w ciągu tak krótkiego czasu można chociażby wystarczająco dobrze poprowadzić fabułę. Niestety, ten moje przewidywania okazały się przynajmniej częściowo prawdziwe. Co prawda nie jest to najgorszy serial, ale akcja jest zdecydowanie za szybka. Zwłaszcza, że twórcy chcieli umieścić zdecydowanie za dużo treści w tych zaledwie trochę ponad 5 godzinach. Po obejrzeniu zwiastunu, byłam pewna, że to jeden z tych głupich, które zdradzają fabułę całego sezonu. Okazało się jednak, że tu tylko zawartość zaledwie jednego odcinka. Myślę, że gdybym odcinki trwały po na przykład 40 minut, to oglądałoby się znacznie przyjemniej. </text:p>
      <text:p text:style-name="P2"/>
      <text:p text:style-name="P2">Po drugie, z początku „The end of the f***ing world” jest nieznośnie wręcz infantylny. Ile można słuchać jak Alyssa udaje dojrzałą, bez przerwy klnąc? Naprawdę mam dużą tolerancję na tego typu zachowania postaci, ale są jakieś granice. Na szczęście potem ta infantylność znika i da się oglądać.</text:p>
      <text:p text:style-name="P2"/>
      <text:p text:style-name="P2">Mimo <text:s/>tych wyżej wymienionych wad (oraz jeszcze kilku mniejszych) „The end of the f***ing world” jest całkiem dobrym serialem. Na pewno nie zasługuje on na miano wybitnego, ale ogląda się całkiem dobrze. Zaczyna się od średnio zabawnej komedii, a kończy się na tym, że serial z każdym odcinkiem coraz bardziej staje się dramatem, który porusza problemy młodzieży. Nawet nieźle to wyszło, a zakończenie zmusza do przemyśleń. Na całe szczęście nie jest to kolejna typowa teen drama, których nie znoszę z całego zimnego serduszka.</text:p>
      <text:p text:style-name="P2"/>
      <text:p text:style-name="P1"><text:span text:style-name="T1">Gdy już lepiej poznamy Jamesa i Alyssę, dowiemy się dlaczego się tak a nie inaczej zachowują, to przestają być irytujący. Ba, można ich (zwłaszcza Jamesa) nawet polubić. Są to jednak bohaterowie dość specyficzni, więc nie każdemu przypadną do gustu, chociażby dlatego że przez większośc serialu łamią prawo (i to robią coś gorszego niż przechodzenie na czerwonym świetle). Dodam jeszcze, że aktor, który wciela się w postać Jamesa (szybkie googlowanie podpowiada, że nazywa się </text:span><text:span text:style-name="T2">Alex Lawther</text:span><text:span text:style-name="T1">), gra naprawdę dobrze. Alexs nie miał wiele do powiedzenia, ale doskonale to rekompensuje </text:span><text:soft-page-break/><text:span text:style-name="T1">grą ciałem. Aż się miło patrzy na takie drobne rzeczy, jak na przykład perfekcyjnie dopasowana mimika.</text:span></text:p>
      <text:p text:style-name="P2"/>
      <text:p text:style-name="P2">Większość serialu, zapewne z racji na mocno ograniczony czas, kręci się wokół tej dwójki, jest jednak kilka postaci drugoplanowych. Rodziców Alyssy i ojca Jamesa po prostu nie da się polubić. Nie ma w tym nic dziwnego, ponieważ nie są to najmilsi ludzie, a do tego historia w „The end of the f***ing world” jest praktycznie opowiadana przez głównych bohaterów (co jakiś czas można usłyszeć ich wewnętrzne przemyślania), a co za tym idzie, jest też bardzo subiektywna. Poza nimi są też policjantki Teri i Eunice. Ich charaktery są bardzo proste i schematyczne (pierwsza to zły glina, a druga to ta dobra), ale relacje między nimi są na tyle ciekawe, że żałuję, iż dostały tak mało czasu na ekranie.</text:p>
      <text:p text:style-name="P2"/>
      <text:p text:style-name="P2">Kolejną drobną zaletą „The end of the f***ing world” jest bardzo klimatyczna muzyka w tle. Zdecydowanie niedzisiejsze kawałki z takich gatunków jak classic rock, blues, soul czy country genialnie budują klimat, czasem nawet można zapomnieć, że akcja dzieje się w czasach współczesnych.</text:p>
      <text:p text:style-name="P2"/>
      <text:p text:style-name="P2">Czy warto obejrzeć ten serial? Jak już mówiłam, z całą pewnością nie jest to arcydzieło, ale jak przetrwa się pierwsze odcinki, to ogląda się całkiem fajnie. „The end of the f***ing world” można spokojnie obejrzeć w jeden może dwa wieczory. Gdybym miała go ocenić skalą z Filmwebu, to dostałby 6 (niezły) lub 7 (dobry).</text:p>
      <text:p text:style-name="P2"/>
      <text:p text:style-name="P2">Już na samo zakończenie dodam, że cenzurowanie słowa „fucking” nie wynika z jakiejś mojej wewnętrznej potrzeby, bo generalnie nie widzę zbytniego sensu cenzurowania przekleństw, zwłaszcza tych pisanych. Nazwa tego serialu naprawdę zawiera te trzy nieszczęsne gwiazdeczki. Niesłychanie mnie bawi, że postacie mogą klnąć do woli, ale już nie można użyć nieocenzurowanego przekleństwa w tytule.</text:p>
      <text:p text:style-name="P2"/>
      <text:p text:style-name="P2">Grafiki:</text:p>
      <text:p text:style-name="P1"><text:a xlink:type="simple" xlink:href="http://cdn.oboxeditions.com/sites/prod/files/styles/largehd/public/article/end-fing-world-ou-la-serie-qui-ma-absorbee-un-apres-midi-entier-484172.jpg" text:style-name="Internet_20_link" text:visited-style-name="Visited_20_Internet_20_Link"><text:span text:style-name="T3">http://cdn.oboxeditions.com/sites/prod/files/styles/largehd/public/article/end-fing-world-ou-la-serie-qui-ma-absorbee-un-apres-midi-entier-484172.jpg</text:span></text:a><text:span text:style-name="T1"> &lt;banner</text:span></text:p>
      <text:p text:style-name="P1"><text:a xlink:type="simple" xlink:href="http://www.tonpetitlook.com/fr/2018/01/08/end-fing-world-ou-la-serie-qui-ma-absorbee-un-apres-midi-entier" text:style-name="Internet_20_link" text:visited-style-name="Visited_20_Internet_20_Link"><text:span text:style-name="T3">http://www.tonpetitlook.com/fr/2018/01/08/end-fing-world-ou-la-serie-qui-ma-absorbee-un-apres-midi-entier</text:span></text:a><text:span text:style-name="T1"> &lt;źródło</text:span></text:p>
      <text:p text:style-name="P2">lub</text:p>
      <text:p text:style-name="P1"><text:a xlink:type="simple" xlink:href="https://metrouk2.files.wordpress.com/2018/01/prc_65798979.jpg" text:style-name="Internet_20_link" text:visited-style-name="Visited_20_Internet_20_Link"><text:span text:style-name="T3">https://metrouk2.files.wordpress.com/2018/01/prc_65798979.jpg</text:span></text:a></text:p>
      <text:p text:style-name="P1"><text:a xlink:type="simple" xlink:href="http://metro.co.uk/2018/01/16/end-fing-world-cast-might-recognise-stars-7233196/" text:style-name="Internet_20_link" text:visited-style-name="Visited_20_Internet_20_Link"><text:span text:style-name="T3">http://metro.co.uk/2018/01/16/end-fing-world-cast-might-recognise-stars-7233196/</text:span></text:a><text:span text:style-name="T1"> &lt;źródło</text:span></text:p>
      <text:p text:style-name="P2"/>
      <text:p text:style-name="P2">do środka:</text:p>
      <text:p text:style-name="P1"><text:a xlink:type="simple" xlink:href="https://occ-0-999-1001.1.nflxso.net/art/e6208/21a4e7ce5849aad64bc20577b3fd920fa43e6208.jpg" text:style-name="Internet_20_link" text:visited-style-name="Visited_20_Internet_20_Link"><text:span text:style-name="T3">https://occ-0-999-1001.1.nflxso.net/art/e6208/21a4e7ce5849aad64bc20577b3fd920fa43e6208.jpg</text:span></text:a></text:p>
      <text:p text:style-name="P1"><text:a xlink:type="simple" xlink:href="https://can.newonnetflix.info/info/80175722/s" text:style-name="Internet_20_link" text:visited-style-name="Visited_20_Internet_20_Link"><text:span text:style-name="T3">https://can.newonnetflix.info/info/80175722/s</text:span></text:a><text:span text:style-name="T1"> &lt;źródł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1-25T20:33:30.682000000</dc:date>
    <meta:editing-duration>PT12M26S</meta:editing-duration>
    <meta:editing-cycles>1</meta:editing-cycles>
    <meta:document-statistic meta:table-count="0" meta:image-count="0" meta:object-count="0" meta:page-count="2" meta:paragraph-count="21" meta:word-count="802" meta:character-count="5672" meta:non-whitespace-character-count="4889"/>
  </office:meta>
</office:document-meta>
</file>